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monospace"/>
    <style:font-face style:name="JetBrains Mono1"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Text_20_body">
      <style:text-properties fo:language="de" fo:country="DE" fo:background-color="#fff200"/>
    </style:style>
    <style:style style:name="P4" style:family="paragraph" style:parent-style-name="Text_20_body">
      <style:text-properties fo:language="de" fo:country="DE" fo:background-color="#ffffff"/>
    </style:style>
    <style:style style:name="P5" style:family="paragraph" style:parent-style-name="Preformatted_20_Text">
      <style:text-properties fo:color="#a9b7c6" loext:opacity="100%" style:font-name="JetBrains Mono1" fo:language="de" fo:country="DE"/>
    </style:style>
    <style:style style:name="P6" style:family="paragraph" style:parent-style-name="Preformatted_20_Text">
      <style:text-properties fo:color="#a9b7c6" loext:opacity="100%" style:font-name="JetBrains Mono1" fo:language="de" fo:country="DE" fo:background-color="#fff200"/>
    </style:style>
    <style:style style:name="P7" style:family="paragraph" style:parent-style-name="Preformatted_20_Text">
      <loext:graphic-properties draw:fill="solid" draw:fill-color="#2b2b2b" draw:opacity="100%"/>
      <style:paragraph-properties fo:background-color="#2b2b2b"/>
      <style:text-properties fo:color="#a9b7c6" loext:opacity="100%"/>
    </style:style>
    <style:style style:name="P8"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9" style:family="paragraph" style:parent-style-name="Preformatted_20_Text">
      <style:text-properties fo:color="#808080" loext:opacity="100%" style:font-name="JetBrains Mono1" fo:language="de" fo:country="DE"/>
    </style:style>
    <style:style style:name="P10" style:family="paragraph" style:parent-style-name="Preformatted_20_Text">
      <loext:graphic-properties draw:fill="solid" draw:fill-color="#2b2b2b" draw:opacity="100%"/>
      <style:paragraph-properties fo:background-color="#2b2b2b"/>
      <style:text-properties fo:color="#808080" loext:opacity="100%"/>
    </style:style>
    <style:style style:name="P11" style:family="paragraph" style:parent-style-name="Preformatted_20_Text">
      <loext:graphic-properties draw:fill="solid" draw:fill-color="#2b2b2b" draw:opacity="100%"/>
      <style:paragraph-properties fo:background-color="#2b2b2b"/>
      <style:text-properties fo:color="#808080" loext:opacity="100%" style:font-name="JetBrains Mono"/>
    </style:style>
    <style:style style:name="P12" style:family="paragraph" style:parent-style-name="Preformatted_20_Text">
      <loext:graphic-properties draw:fill="solid" draw:fill-color="#2b2b2b" draw:opacity="100%"/>
      <style:paragraph-properties fo:background-color="#2b2b2b"/>
    </style:style>
    <style:style style:name="P13" style:family="paragraph" style:parent-style-name="Preformatted_20_Text">
      <loext:graphic-properties draw:fill="solid" draw:fill-color="#2b2b2b" draw:opacity="100%"/>
      <style:paragraph-properties fo:margin-top="0cm" fo:margin-bottom="0.499cm" style:contextual-spacing="false" fo:background-color="#2b2b2b"/>
    </style:style>
    <style:style style:name="P14" style:family="paragraph" style:parent-style-name="Preformatted_20_Text">
      <loext:graphic-properties draw:fill="solid" draw:fill-color="#2b2b2b" draw:opacity="100%"/>
      <style:paragraph-properties fo:margin-top="0cm" fo:margin-bottom="0.499cm" style:contextual-spacing="false" fo:background-color="#2b2b2b"/>
      <style:text-properties fo:color="#a9b7c6" loext:opacity="100%"/>
    </style:style>
    <style:style style:name="P15" style:family="paragraph" style:parent-style-name="Titel" style:master-page-name="MP0">
      <style:paragraph-properties style:page-number="auto" fo:break-before="page"/>
      <style:text-properties fo:language="de" fo:country="DE"/>
    </style:style>
    <style:style style:name="P16" style:family="paragraph" style:parent-style-name="Preformatted_20_Text">
      <loext:graphic-properties draw:fill="solid" draw:fill-color="#2b2b2b" draw:opacity="100%"/>
      <style:paragraph-properties fo:background-color="#2b2b2b"/>
      <style:text-properties fo:color="#a9b7c6" loext:opacity="100%" style:font-name="JetBrains Mono"/>
    </style:style>
    <style:style style:name="P17" style:family="paragraph" style:parent-style-name="Untertitel">
      <style:text-properties fo:language="de" fo:country="DE"/>
    </style:style>
    <style:style style:name="P18" style:family="paragraph" style:parent-style-name="Überschrift_20_1">
      <style:text-properties fo:language="de" fo:country="DE"/>
    </style:style>
    <style:style style:name="T1" style:family="text">
      <style:text-properties fo:language="de" fo:country="DE" fo:background-color="#fff200" loext:char-shading-value="0"/>
    </style:style>
    <style:style style:name="T2" style:family="text">
      <style:text-properties fo:color="#cc7832" loext:opacity="100%"/>
    </style:style>
    <style:style style:name="T3" style:family="text">
      <style:text-properties fo:color="#cc7832" loext:opacity="100%" style:font-name="JetBrains Mono1"/>
    </style:style>
    <style:style style:name="T4" style:family="text">
      <style:text-properties fo:color="#cc7832" loext:opacity="100%" style:font-name="JetBrains Mono"/>
    </style:style>
    <style:style style:name="T5" style:family="text">
      <style:text-properties fo:color="#cc7832" loext:opacity="100%" style:font-name="JetBrains Mono" fo:language="de" fo:country="DE"/>
    </style:style>
    <style:style style:name="T6" style:family="text">
      <style:text-properties fo:color="#8888c6" loext:opacity="100%"/>
    </style:style>
    <style:style style:name="T7" style:family="text">
      <style:text-properties fo:color="#8888c6" loext:opacity="100%" style:font-name="JetBrains Mono1" fo:language="de" fo:country="DE"/>
    </style:style>
    <style:style style:name="T8" style:family="text">
      <style:text-properties fo:color="#8888c6" loext:opacity="100%" style:font-name="JetBrains Mono"/>
    </style:style>
    <style:style style:name="T9" style:family="text">
      <style:text-properties fo:color="#6a8759" loext:opacity="100%"/>
    </style:style>
    <style:style style:name="T10" style:family="text">
      <style:text-properties fo:color="#6a8759" loext:opacity="100%" style:font-name="JetBrains Mono"/>
    </style:style>
    <style:style style:name="T11" style:family="text">
      <style:text-properties fo:color="#6a8759" loext:opacity="100%" style:font-name="JetBrains Mono" fo:language="de" fo:country="DE"/>
    </style:style>
    <style:style style:name="T12" style:family="text">
      <style:text-properties fo:color="#a9b7c6" loext:opacity="100%"/>
    </style:style>
    <style:style style:name="T13" style:family="text">
      <style:text-properties fo:color="#a9b7c6" loext:opacity="100%" style:font-name="JetBrains Mono"/>
    </style:style>
    <style:style style:name="T14" style:family="text">
      <style:text-properties fo:color="#a9b7c6" loext:opacity="100%" style:font-name="JetBrains Mono" fo:language="de" fo:country="DE"/>
    </style:style>
    <style:style style:name="T15" style:family="text">
      <style:text-properties fo:color="#ffc66d" loext:opacity="100%"/>
    </style:style>
    <style:style style:name="T16" style:family="text">
      <style:text-properties fo:color="#808080" loext:opacity="100%"/>
    </style:style>
    <style:style style:name="T17" style:family="text">
      <style:text-properties fo:color="#808080" loext:opacity="100%" style:font-name="JetBrains Mono"/>
    </style:style>
    <style:style style:name="T18" style:family="text">
      <style:text-properties fo:color="#b200b2" loext:opacity="100%" style:font-name="JetBrains Mono"/>
    </style:style>
    <style:style style:name="T19" style:family="text">
      <style:text-properties fo:color="#6897bb" loext:opacity="100%"/>
    </style:style>
    <style:style style:name="T20" style:family="text">
      <style:text-properties fo:color="#6897bb" loext:opacity="100%" style:font-name="JetBrains Mono"/>
    </style:style>
    <style:style style:name="T21" style:family="text">
      <style:text-properties style:font-name="JetBrains Mono"/>
    </style:style>
    <style:style style:name="T22" style:family="text">
      <style:text-properties officeooo:rsid="001b0d8e"/>
    </style:style>
    <style:style style:name="T23" style:family="text">
      <style:text-properties officeooo:rsid="001b4f25"/>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bookmark-start text:name="Aufgabe"/>Junior Aufgabe <text:bookmark-end text:name="Aufgabe"/>2</text:p>
      <text:p text:style-name="P1">Team-ID: 00719</text:p>
      <text:p text:style-name="P1">Team: YOLO</text:p>
      <text:p text:style-name="P1">Bearbeiter/-innen dieser Aufgabe:<text:line-break/>Witold Mowinski</text:p>
      <text:p text:style-name="Untertitel"><text:span text:style-name="T23"><text:tab/><text:tab/><text:tab/><text:tab/> <text:s/>Erkin Ismagulov</text:span><text:tab/><text:tab/><text:tab/><text:tab/><text:tab/></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h text:style-name="P18" text:outline-level="1"><text:bookmark-start text:name="__RefHeading___Toc2232_4178761632"/>Lösungsidee<text:bookmark-end text:name="__RefHeading___Toc2232_4178761632"/></text:h>
      <text:p text:style-name="P4">Man sucht das erste Wort im <text:span text:style-name="T22">Pattern </text:span>und sucht dann alle Möglichkeiten im Text. Wenn man das gemacht hat, gleicht man diese Möglichkeiten mit den weiteren Teilen des Patterns ab.</text:p>
      <text:h text:style-name="P18" text:outline-level="1"><text:bookmark-start text:name="__RefHeading___Toc2234_4178761632"/>Umsetzung<text:bookmark-end text:name="__RefHeading___Toc2234_4178761632"/></text:h>
      <text:p text:style-name="P4">Zuerst liest man die daten ein und bereinigt den Text von allen Text Zeichen die nicht Buchstaben sind, da diese irrelevant sind. Dann sollte man die einzelnen Wörter in einer Liste haben, aus dieser Liste sucht man das erste Wort im Pattern und nimmt eine Slice anfangend bei der Position vom passenden Wort und endend bei der Position + der Länge vom Pattern, diese speichert man in eine Liste, sodass man ein Liste mit all den Möglichkeiten mit dem datentype List[List[str]] hat. Man geht durch diese Liste und gleichzeitig das Pattern durch, wenn der Pattern ausschnitt „_“ entspricht überspringt man diesen Teil vom Pattern und wenn der Patter ausschnitt aber nicht „_“ ist und nicht dem Möglichkeit ausschnitt entspricht ist die Möglichkeit invalide und kann vergessen werden. Schließlich erhalten wir eine Liste mit allen zum Patten passenden Möglichkeiten.</text:p>
      <text:h text:style-name="P18" text:outline-level="1"><text:bookmark-start text:name="__RefHeading___Toc2236_4178761632"/><text:s/>Beispiele<text:bookmark-end text:name="__RefHeading___Toc2236_4178761632"/></text:h>
      <text:p text:style-name="P6"/>
      <text:p text:style-name="P12"><text:span text:style-name="Absatz-Standardschriftart"><text:span text:style-name="T7"><text:line-break/></text:span></text:span><text:span text:style-name="Absatz-Standardschriftart"><text:span text:style-name="T5">if </text:span></text:span><text:span text:style-name="Absatz-Standardschriftart"><text:span text:style-name="T14">__name__ == </text:span></text:span><text:span text:style-name="Absatz-Standardschriftart"><text:span text:style-name="T11">'__main__'</text:span></text:span><text:span text:style-name="Absatz-Standardschriftart"><text:span text:style-name="T14">:</text:span></text:span></text:p>
      <text:p text:style-name="P7"><text:s text:c="4"/><text:span text:style-name="T8">print</text:span><text:span text:style-name="T21">(search(NormalAufgabe1.txt0))</text:span></text:p>
      <text:p text:style-name="P8"><text:s text:c="4"/># -&gt; [['das', 'kommt', 'mir', 'gar', 'nicht', 'richtig', 'vor']]</text:p>
      <text:p text:style-name="P8"/>
      <text:p text:style-name="P7"><text:s text:c="4"/><text:span text:style-name="T8">print</text:span><text:span text:style-name="T21">(search(NormalAufgabe1.txt1))</text:span></text:p>
      <text:p text:style-name="P8"><text:s text:c="4"/># -&gt; [['ich', 'muß', 'in', 'clara', 'verwandelt'], <text:line-break/> <text:s text:c="9"/>['ich', 'muß', 'doch', 'clara', 'sein']]</text:p>
      <text:p text:style-name="P8"/>
      <text:p text:style-name="P7"><text:soft-page-break/><text:s text:c="4"/><text:span text:style-name="T8">print</text:span><text:span text:style-name="T21">(search(NormalAufgabe1.txt2))</text:span></text:p>
      <text:p text:style-name="P8"><text:s text:c="4"/># -&gt; [['fressen', 'katzen', 'gern', 'spatzen'], <text:line-break/> <text:s text:c="9"/>['fressen', 'katzen', 'gern', 'spatzen'], <text:line-break/> <text:s text:c="9"/>['fressen', 'spatzen', 'gern', 'katzen']]</text:p>
      <text:p text:style-name="P8"/>
      <text:p text:style-name="P7"><text:s text:c="4"/><text:span text:style-name="T8">print</text:span><text:span text:style-name="T21">(search(NormalAufgabe1.txt3))</text:span></text:p>
      <text:p text:style-name="P8"><text:s text:c="4"/># -&gt; [['das', 'spiel', 'fing', 'an'], <text:line-break/> <text:s text:c="9"/>['das', 'publikum', 'fing', 'an']]</text:p>
      <text:p text:style-name="P8"/>
      <text:p text:style-name="P7"><text:s text:c="4"/><text:span text:style-name="T8">print</text:span><text:span text:style-name="T21">(search(NormalAufgabe1.txt4))</text:span></text:p>
      <text:p text:style-name="P8"><text:s text:c="4"/># -&gt; [['ein', 'sehr', 'schöner', 'tag']]</text:p>
      <text:p text:style-name="P8"/>
      <text:p text:style-name="P13"><text:span text:style-name="T12"><text:s text:c="4"/></text:span><text:span text:style-name="T8">print</text:span><text:span text:style-name="T13">(search(NormalAufgabe1.txt5))</text:span><text:span text:style-name="Absatz-Standardschriftart"><text:span text:style-name="T7"><text:line-break/> <text:s text:c="5"/></text:span></text:span><text:span text:style-name="Absatz-Standardschriftart"><text:span text:style-name="T14"># -&gt; [['wollen', 'sie', 'so', 'gut', 'sein']] <text:s/></text:span></text:span><text:span text:style-name="Absatz-Standardschriftart"><text:span text:style-name="T7"><text:line-break/></text:span></text:span></text:p>
      <text:h text:style-name="Überschrift_20_1" text:outline-level="1"><text:bookmark-start text:name="__RefHeading___Toc2238_4178761632"/>Quellcode<text:bookmark-end text:name="__RefHeading___Toc2238_4178761632"/></text:h>
      <text:p text:style-name="P12"><text:span text:style-name="Absatz-Standardschriftart"><text:span text:style-name="T4">from </text:span></text:span><text:span text:style-name="Absatz-Standardschriftart"><text:span text:style-name="T13">datasets </text:span></text:span><text:span text:style-name="Absatz-Standardschriftart"><text:span text:style-name="T4">import </text:span></text:span><text:span text:style-name="Absatz-Standardschriftart"><text:span text:style-name="T13">NormalAufgabe1</text:span></text:span></text:p>
      <text:p text:style-name="P8"><text:span text:style-name="T2">from </text:span>typing <text:span text:style-name="T2">import </text:span>List</text:p>
      <text:p text:style-name="P11"># make data processavble</text:p>
      <text:p text:style-name="P8"><text:span text:style-name="T2">def </text:span><text:span text:style-name="T15">preprocess_data</text:span>(string: <text:span text:style-name="T6">str</text:span>) -&gt; List[<text:span text:style-name="T6">str</text:span>]:</text:p>
      <text:p text:style-name="P7"><text:s text:c="4"/><text:span text:style-name="T21">string = string.lower()</text:span></text:p>
      <text:p text:style-name="P7"><text:s text:c="4"/><text:span text:style-name="T21">oks = </text:span><text:span text:style-name="T10">"abcdefghijklmnopqrstuvwxyzöäüß" <text:s/></text:span><text:span text:style-name="T17"># we only search for words</text:span></text:p>
      <text:p text:style-name="P7"><text:span text:style-name="T16"><text:s text:c="4"/></text:span><text:span text:style-name="T21">blacklist = </text:span><text:span text:style-name="T8">set</text:span><text:span text:style-name="T21">(string) - </text:span><text:span text:style-name="T8">set</text:span><text:span text:style-name="T21">(oks)</text:span></text:p>
      <text:p text:style-name="P7"><text:s text:c="4"/><text:span text:style-name="T4">for </text:span><text:span text:style-name="T21">b </text:span><text:span text:style-name="T4">in </text:span><text:span text:style-name="T21">blacklist:</text:span></text:p>
      <text:p text:style-name="P7"><text:s text:c="8"/><text:span text:style-name="T21">string = string.replace(b</text:span><text:span text:style-name="T4">, </text:span><text:span text:style-name="T10">" "</text:span><text:span text:style-name="T21">)</text:span></text:p>
      <text:p text:style-name="P7"><text:s text:c="4"/><text:span text:style-name="T17"># filter out empty string parts</text:span></text:p>
      <text:p text:style-name="P7"><text:span text:style-name="T16"><text:s text:c="4"/></text:span><text:span text:style-name="T21">string = string.replace(</text:span><text:span text:style-name="T10">"</text:span><text:span text:style-name="T4">\n</text:span><text:span text:style-name="T10">"</text:span><text:span text:style-name="T4">, </text:span><text:span text:style-name="T10">" "</text:span><text:span text:style-name="T21">).replace(</text:span><text:span text:style-name="T10">" <text:s/>"</text:span><text:span text:style-name="T4">, </text:span><text:span text:style-name="T10">" "</text:span><text:span text:style-name="T21">)</text:span></text:p>
      <text:p text:style-name="P7"><text:s text:c="4"/><text:span text:style-name="T21">words = string.split(</text:span><text:span text:style-name="T10">" "</text:span><text:span text:style-name="T21">)</text:span></text:p>
      <text:p text:style-name="P7"><text:s text:c="4"/><text:span text:style-name="T21">words = </text:span><text:span text:style-name="T8">list</text:span><text:span text:style-name="T21">(</text:span><text:span text:style-name="T8">filter</text:span><text:span text:style-name="T21">(</text:span><text:span text:style-name="T10">" "</text:span><text:span text:style-name="T21">.</text:span><text:span text:style-name="T18">__ne__</text:span><text:span text:style-name="T4">, </text:span><text:span text:style-name="T21">words))</text:span></text:p>
      <text:p text:style-name="P7"><text:s text:c="4"/><text:span text:style-name="T21">words = </text:span><text:span text:style-name="T8">list</text:span><text:span text:style-name="T21">(</text:span><text:span text:style-name="T8">filter</text:span><text:span text:style-name="T21">(</text:span><text:span text:style-name="T10">""</text:span><text:span text:style-name="T21">.</text:span><text:span text:style-name="T18">__ne__</text:span><text:span text:style-name="T4">, </text:span><text:span text:style-name="T21">words))</text:span></text:p>
      <text:p text:style-name="P7"><text:s text:c="4"/><text:span text:style-name="T4">return </text:span><text:span text:style-name="T21">words</text:span></text:p>
      <text:p text:style-name="P8"><text:span text:style-name="T2">def </text:span><text:span text:style-name="T15">searcher</text:span>(words<text:span text:style-name="T2">, </text:span>pattern: <text:span text:style-name="T6">str</text:span>):</text:p>
      <text:p text:style-name="P7"><text:s text:c="4"/><text:span text:style-name="T21">pattern = pattern.split(</text:span><text:span text:style-name="T10">" "</text:span><text:span text:style-name="T21">)</text:span></text:p>
      <text:p text:style-name="P7"><text:s text:c="4"/><text:span text:style-name="T21">pattcp = pattern.copy()</text:span></text:p>
      <text:p text:style-name="P7"><text:s text:c="4"/><text:span text:style-name="T21">offset = </text:span><text:span text:style-name="T20">0</text:span></text:p>
      <text:p text:style-name="P7"><text:span text:style-name="T19"><text:s text:c="4"/></text:span><text:span text:style-name="T4">while </text:span><text:span text:style-name="T21">pattern[</text:span><text:span text:style-name="T20">0</text:span><text:span text:style-name="T21">] == </text:span><text:span text:style-name="T10">"_"</text:span><text:span text:style-name="T21">: <text:s/></text:span><text:span text:style-name="T17"># make sure pat[0] is always a word</text:span></text:p>
      <text:p text:style-name="P7"><text:span text:style-name="T16"><text:s text:c="8"/></text:span><text:span text:style-name="T21">pattern.pop(</text:span><text:span text:style-name="T20">0</text:span><text:span text:style-name="T21">)</text:span></text:p>
      <text:p text:style-name="P7"><text:s text:c="8"/><text:span text:style-name="T21">offset += </text:span><text:span text:style-name="T20">1</text:span></text:p>
      <text:p text:style-name="P7"><text:span text:style-name="T19"><text:s text:c="4"/></text:span><text:span text:style-name="T21">inxs = [i </text:span><text:span text:style-name="T4">for </text:span><text:span text:style-name="T21">i</text:span><text:span text:style-name="T4">, </text:span><text:span text:style-name="T21">v </text:span><text:span text:style-name="T4">in </text:span><text:span text:style-name="T8">enumerate</text:span><text:span text:style-name="T21">(words) </text:span><text:span text:style-name="T4">if </text:span><text:span text:style-name="T21">v == pattern[</text:span><text:span text:style-name="T20">0</text:span><text:span text:style-name="T21">]] <text:s/></text:span><text:span text:style-name="T17"># get all positions of first word, since its always known</text:span></text:p>
      <text:p text:style-name="P7"><text:span text:style-name="T16"><text:s text:c="4"/></text:span><text:span text:style-name="T21">possibilities = [(words[inx - offset: inx + </text:span><text:span text:style-name="T8">len</text:span><text:span text:style-name="T21">(pattern)]) </text:span><text:span text:style-name="T4">for </text:span><text:span text:style-name="T21">inx </text:span><text:span text:style-name="T4">in </text:span><text:span text:style-name="T21">inxs] <text:s/></text:span><text:span text:style-name="T17"># get the first word and a few words after it</text:span></text:p>
      <text:p text:style-name="P10"><text:s text:c="4"/><text:span text:style-name="T21"># for each position we check if the following words either match the pattern or can be ignored bc of the pattern</text:span></text:p>
      <text:p text:style-name="P10"><text:s text:c="4"/><text:span text:style-name="T21"># if the word does not match the possibility can be discarded</text:span></text:p>
      <text:p text:style-name="P7"><text:span text:style-name="T16"><text:s text:c="4"/></text:span><text:span text:style-name="T21">viable_possibilities = []</text:span></text:p>
      <text:p text:style-name="P7"><text:s text:c="4"/><text:span text:style-name="T4">for </text:span><text:span text:style-name="T21">p </text:span><text:span text:style-name="T4">in </text:span><text:span text:style-name="T21">possibilities:</text:span></text:p>
      <text:p text:style-name="P7"><text:s text:c="8"/><text:span text:style-name="T4">for </text:span><text:span text:style-name="T21">pos_part</text:span><text:span text:style-name="T4">, </text:span><text:span text:style-name="T21">pat_part </text:span><text:span text:style-name="T4">in </text:span><text:span text:style-name="T8">zip</text:span><text:span text:style-name="T21">(p</text:span><text:span text:style-name="T4">, </text:span><text:span text:style-name="T21">pattcp):</text:span></text:p>
      <text:p text:style-name="P7"><text:s text:c="12"/><text:span text:style-name="T4">if </text:span><text:span text:style-name="T21">pat_part == </text:span><text:span text:style-name="T10">"_"</text:span><text:span text:style-name="T21">: <text:s/></text:span><text:span text:style-name="T17"># skip if patten is empty</text:span></text:p>
      <text:p text:style-name="P7"><text:span text:style-name="T16"><text:s text:c="16"/></text:span><text:span text:style-name="T4">continue</text:span></text:p>
      <text:p text:style-name="P7"><text:span text:style-name="T2"><text:s text:c="12"/></text:span><text:span text:style-name="T4">if </text:span><text:span text:style-name="T21">pat_part != pos_part: <text:s/></text:span><text:span text:style-name="T17"># discard if word does not match pattern</text:span></text:p>
      <text:p text:style-name="P7"><text:span text:style-name="T16"><text:s text:c="16"/></text:span><text:span text:style-name="T4">break</text:span></text:p>
      <text:p text:style-name="P7"><text:span text:style-name="T2"><text:s text:c="8"/></text:span><text:span text:style-name="T4">else</text:span><text:span text:style-name="T21">:</text:span></text:p>
      <text:p text:style-name="P7"><text:s text:c="12"/><text:span text:style-name="T21">viable_possibilities.append(p) <text:s/></text:span><text:span text:style-name="T17"># if patten is ok save possibility as viable</text:span></text:p>
      <text:p text:style-name="P7"><text:soft-page-break/><text:span text:style-name="T16"><text:s text:c="4"/></text:span><text:span text:style-name="T4">return </text:span><text:span text:style-name="T21">viable_possibilities</text:span></text:p>
      <text:p text:style-name="P8"><text:span text:style-name="T2">def </text:span><text:span text:style-name="T15">search</text:span>(pattern<text:span text:style-name="T2">, </text:span>text: <text:span text:style-name="T6">str </text:span>= NormalAufgabe1.alice):</text:p>
      <text:p text:style-name="P7"><text:s text:c="4"/><text:span text:style-name="T21">words = preprocess_data(text)</text:span></text:p>
      <text:p text:style-name="P7"><text:s text:c="4"/><text:span text:style-name="T4">return </text:span><text:span text:style-name="T21">searcher(words</text:span><text:span text:style-name="T4">, </text:span><text:span text:style-name="T21">pattern)</text:span></text:p>
      <text:p text:style-name="P8"><text:span text:style-name="T2">if </text:span>__name__ == <text:span text:style-name="T9">'__main__'</text:span>:</text:p>
      <text:p text:style-name="P7"><text:s text:c="4"/><text:span text:style-name="T8">print</text:span><text:span text:style-name="T21">(search(NormalAufgabe1.txt0))</text:span></text:p>
      <text:p text:style-name="P7"><text:s text:c="4"/><text:span text:style-name="T8">print</text:span><text:span text:style-name="T21">(search(NormalAufgabe1.txt1))</text:span></text:p>
      <text:p text:style-name="P7"><text:s text:c="4"/><text:span text:style-name="T8">print</text:span><text:span text:style-name="T21">(search(NormalAufgabe1.txt2))</text:span></text:p>
      <text:p text:style-name="P7"><text:s text:c="4"/><text:span text:style-name="T8">print</text:span><text:span text:style-name="T21">(search(NormalAufgabe1.txt3))</text:span></text:p>
      <text:p text:style-name="P7"><text:s text:c="4"/><text:span text:style-name="T8">print</text:span><text:span text:style-name="T21">(search(NormalAufgabe1.txt4))</text:span></text:p>
      <text:p text:style-name="P14"><text:s text:c="4"/><text:span text:style-name="T8">print</text:span><text:span text:style-name="T21">(search(NormalAufgabe1.txt5))</text:span></text:p>
      <text:p text:style-name="P12"><text:span text:style-name="Absatz-Standardschriftart"><text:span text:style-name="T3"/></text:span></text:p>
      <text:p text:style-name="P9"/>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monospace"/>
    <style:font-face style:name="JetBrains Mono1"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default-outline-level="2">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Untertitel"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name-asian="Mangal" style:font-family-asian="Mangal" style:font-family-generic-asian="roman" style:font-pitch-asian="variable" style:font-size-asian="8pt" style:language-asian="hi" style:country-asian="IN" fo:hyphenate="false" loext:hyphenation-no-caps="false"/>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family-asian="FreeSans" style:font-family-generic-asian="system" style:font-pitch-asian="variable" style:font-size-asian="10pt" style:language-asian="hi" style:country-asian="IN" fo:hyphenate="false" loext:hyphenation-no-caps="false"/>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family-asian="FreeSans" style:font-family-generic-asian="system" style:font-pitch-asian="variable" style:font-size-asian="10pt" style:language-asian="hi" style:country-asian="IN" fo:hyphenate="false" loext:hyphenation-no-caps="false"/>
    </style:style>
    <style:style style:name="RGV-Überschrift" style:family="paragraph">
      <style:paragraph-properties fo:margin-top="0.423cm" fo:margin-bottom="0.212cm" style:contextual-spacing="false" fo:hyphenation-ladder-count="no-limit" fo:keep-with-next="always"/>
      <style:text-properties fo:font-size="16pt" fo:font-weight="bold" style:font-name-asian="FreeSans" style:font-family-asian="FreeSans" style:font-family-generic-asian="system" style:font-pitch-asian="variable" style:font-size-asian="16pt" style:language-asian="hi" style:country-asian="IN" style:font-weight-asian="bold"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family="Tahoma" style:font-family-generic="swiss" style:font-pitch="variable" fo:font-size="8pt" style:letter-kerning="true" style:font-name-asian="Mangal" style:font-family-asian="Mangal" style:font-family-generic-asian="roman" style:font-pitch-asian="variable" style:font-size-asian="8pt" style:language-asian="hi" style:country-asian="IN"/>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2<text:tab/><text:tab/>Team-ID: 00719</text:p>
      </style:header>
      <style:footer>
        <text:p text:style-name="Fußzeile"><text:tab/><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a a</meta:initial-creator>
    <meta:creation-date>2022-11-18T11:25:00Z</meta:creation-date>
    <dc:date>2022-11-19T21:32:50.843238911</dc:date>
    <meta:editing-cycles>11</meta:editing-cycles>
    <meta:editing-duration>PT30M15S</meta:editing-duration>
    <meta:document-statistic meta:table-count="0" meta:image-count="0" meta:object-count="0" meta:page-count="3" meta:paragraph-count="77" meta:word-count="525" meta:character-count="4059" meta:non-whitespace-character-count="3267"/>
    <meta:template xlink:type="simple" xlink:actuate="onRequest" xlink:title="" xlink:href="Normal.dotm"/>
  </office:meta>
</office:document-meta>
</file>